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00/00/00</text:date>, <text:time style:data-style-name="N2" text:time-value="17:40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17T17:47:39.570000000</dc:date>
    <meta:editing-duration>PT12H18M9S</meta:editing-duration>
    <meta:editing-cycles>223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research___multibyte___check_multibyte

	Dim s as String : s = "가a1"
	Dim b() as Byte
	
	Dim i as Integer
	For i = 1 To 3
		b = Mid( s, i, 1 )
		MsgBox( IsMultiByte( b ) )
	Next i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"
	Dim b() as Byte
	
	
	Dim i as Integer
	For i = 1 To 3
		b = Mid( s, i, 1 )
		MsgBox( IsKorean( b ) )
	Next i
	
End Function
Function IsKorean( b() as Byte )

	'
	' 유니코드 범위 체크 : 한글 : AC00 ~ D7FF
	'
	IsKorean = ( b( 1 ) &gt;= &amp;HAC And b( 1 ) &lt; &amp;HD8 )

End Function



Function research___multibyte___extract_initial_consonant '초성 : initial_consonant

	Dim s as String : s = "가a1"
	Dim b() as Byte
	
	Dim i as Integer
	For i = 1 To 3
		b = Mid( s, i, 1 )
		MsgBox( "0 : " &amp; b( 0 ) &amp; Chr( 10 ) &amp; "1 : " &amp; b( 1 ) &amp; Chr( 10 ) &amp; Extract_InitialConsonant( b ) )
	Next i
	
End Function
Function Extract_InitialConsonant( b() as Byte )

	'
	' byte array를 하나의 수로 만든다.
	'
	
	Dim i as Long 'Integer : 16bit, Long : 32bit
	
	'
	' b( 1 )
	'
	i = b( 1 )
	i = i * 256 ' 256 : 2의 8승 : 왼쪽 shift 8
	
	'
	' b( 0 )
	'
	i = i + b( 0 )
	
	Extract_InitialConsonant = i
	
End Function



Function research___multibyte___extract_vowel '모음 : vowel

	Dim s as String : s = "가a1"
	Dim b() as Byte
	
	Dim i as Integer
	For i = 1 To 3
		b = Mid( s, i, 1 )
		MsgBox( "0 : " &amp; b( 0 ) &amp; Chr( 10 ) &amp; "1 : " &amp; b( 1 ) &amp; Chr( 10 ) &amp; Extract_Vowel( b ) )
	Next i
	
End Function
Function Extract_Vowel( b() as Byte )
	
End Function



Function research___multibyte___extract_final_consonant '종성 : final_consonant

	Dim s as String : s = "가a1"
	Dim b() as Byte
	
	Dim i as Integer
	For i = 1 To 3
		b = Mid( s, i, 1 )
		MsgBox( "0 : " &amp; b( 0 ) &amp; Chr( 10 ) &amp; "1 : " &amp; b( 1 ) &amp; Chr( 10 ) &amp; Extract_FinalConsonant( b ) )
	Next i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